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atenbanken</text:p>
      <text:p text:style-name="Author">Reinhard Nitzsche</text:p>
      <text:p text:style-name="Date">Version 0.3 (05.02.202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Datenbanken</dc:title>
    <dc:description/>
    <dc:subject/>
    <meta:keyword/>
    <dc:language>de</dc:language>
    <meta:initial-creator>Reinhard Nitzsche</meta:initial-creator>
    <dc:creator>Reinhard Nitzsche</dc:creator>
    <meta:creation-date>2020-02-05T15:26:30Z</meta:creation-date>
    <dc:date>2020-02-05T15:26:30Z</dc:date>
    <meta:user-defined meta:name="VersionODT" meta:value-type="string">0.3 (05.02.2020)</meta:user-defined>
    <meta:user-defined meta:name="date" meta:value-type="string">Version 0.3 (05.02.2020)</meta:user-defined>
    <meta:user-defined meta:name="numbersections" meta:value-type="string">True</meta:user-defined>
    <meta:user-defined meta:name="subtitle" meta:value-type="string">Eine Einführung mit InstaHub</meta:user-defined>
  </office:meta>
</office:document-meta>
</file>